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, 'ＭＳ 明朝'" style:font-family-generic="roman" style:font-pitch="fixed"/>
    <style:font-face style:name="Courier New" svg:font-family="'Courier New'" style:font-family-generic="swiss" style:font-pitch="fixed"/>
    <style:font-face style:name="CMU Serif" svg:font-family="'CMU Serif'" style:font-adornments="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oper Md BT" svg:font-family="'Cooper Md BT'" style:font-adornments="Regular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Coperta">
      <style:table-properties style:width="42.012cm" style:page-number="auto" table:align="margins"/>
    </style:style>
    <style:style style:name="Table1.A" style:family="table-column">
      <style:table-column-properties style:column-width="21.006cm" style:rel-column-width="32767*"/>
    </style:style>
    <style:style style:name="Table1.B" style:family="table-column">
      <style:table-column-properties style:column-width="21.006cm" style:rel-column-width="32768*"/>
    </style:style>
    <style:style style:name="Table1.1" style:family="table-row">
      <style:table-row-properties style:min-row-height="28.517cm"/>
    </style:style>
    <style:style style:name="Table1.A1" style:family="table-cell">
      <style:table-cell-properties fo:padding="0.097cm" fo:border="none"/>
    </style:style>
    <style:style style:name="P1" style:family="paragraph" style:parent-style-name="Header_20_right">
      <style:text-properties fo:language="ro" fo:country="RO" officeooo:paragraph-rsid="0056ba94"/>
    </style:style>
    <style:style style:name="P2" style:family="paragraph" style:parent-style-name="Header_20_left">
      <style:text-properties fo:language="ro" fo:country="RO" officeooo:paragraph-rsid="0056ba94"/>
    </style:style>
    <style:style style:name="P3" style:family="paragraph" style:parent-style-name="Footer">
      <style:paragraph-properties fo:text-align="end" style:justify-single-word="false"/>
      <style:text-properties fo:language="ro" fo:country="RO"/>
    </style:style>
    <style:style style:name="P4" style:family="paragraph" style:parent-style-name="Footer">
      <style:paragraph-properties fo:text-align="start" style:justify-single-word="false"/>
      <style:text-properties fo:language="ro" fo:country="RO"/>
    </style:style>
    <style:style style:name="P5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color="#666666" fo:font-size="11pt" fo:language="ro" fo:country="RO" style:font-size-asian="11pt" style:font-size-complex="11pt"/>
    </style:style>
    <style:style style:name="P6" style:family="paragraph" style:parent-style-name="Header">
      <style:text-properties fo:color="#666666" fo:language="ro" fo:country="RO"/>
    </style:style>
    <style:style style:name="P7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color="#000000" fo:language="ro" fo:country="RO" officeooo:paragraph-rsid="011b9f46"/>
    </style:style>
    <style:style style:name="P8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color="#000000" fo:language="ro" fo:country="RO" officeooo:rsid="001e5efd" officeooo:paragraph-rsid="011b9f46"/>
    </style:style>
    <style:style style:name="P9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color="#000000" style:text-position="0% 100%" fo:language="ro" fo:country="RO" officeooo:paragraph-rsid="011b9f46"/>
    </style:style>
    <style:style style:name="P10" style:family="paragraph" style:parent-style-name="Cover_20_Body">
      <style:paragraph-properties fo:margin-left="0cm" fo:margin-right="0cm" fo:text-align="center" style:justify-single-word="false" fo:text-indent="0cm" style:auto-text-indent="false"/>
      <style:text-properties fo:color="#000000" fo:font-size="22pt" officeooo:paragraph-rsid="011b9f46" style:font-size-asian="22pt" style:font-size-complex="22pt"/>
    </style:style>
    <style:style style:name="P11" style:family="paragraph" style:parent-style-name="Cover_20_Body">
      <style:text-properties fo:color="#000000" fo:language="ro" fo:country="RO" officeooo:paragraph-rsid="011b9f46"/>
    </style:style>
    <style:style style:name="P12" style:family="paragraph" style:parent-style-name="Cover_20_Body">
      <style:text-properties fo:color="#000000" fo:language="ro" fo:country="RO" officeooo:rsid="0012067c" officeooo:paragraph-rsid="011b9f46"/>
    </style:style>
    <style:style style:name="P13" style:family="paragraph" style:parent-style-name="Cover_20_Body">
      <style:text-properties fo:color="#000000" officeooo:paragraph-rsid="011b9f46"/>
    </style:style>
    <style:style style:name="P14" style:family="paragraph" style:parent-style-name="Cover_20_Body">
      <style:text-properties fo:color="#000000" fo:font-size="22pt" fo:language="ro" fo:country="RO" officeooo:rsid="0023b43b" officeooo:paragraph-rsid="011b9f46" style:font-size-asian="22pt" style:font-size-complex="22pt"/>
    </style:style>
    <style:style style:name="P15" style:family="paragraph" style:parent-style-name="Cover_20_Body">
      <style:text-properties fo:color="#000000" fo:font-size="22pt" officeooo:paragraph-rsid="011b9f46" style:font-size-asian="22pt" style:font-size-complex="22pt"/>
    </style:style>
    <style:style style:name="P16" style:family="paragraph" style:parent-style-name="Title">
      <style:text-properties fo:color="#000000" fo:font-size="30pt" fo:language="ro" fo:country="RO" officeooo:rsid="010ef703" officeooo:paragraph-rsid="011b9f46" style:font-size-asian="30pt" style:font-size-complex="30pt"/>
    </style:style>
    <style:style style:name="P17" style:family="paragraph" style:parent-style-name="Table_20_Contents">
      <style:text-properties fo:color="#000000" style:font-size-asian="22pt" style:font-size-complex="22pt"/>
    </style:style>
    <style:style style:name="P18" style:family="paragraph" style:parent-style-name="Standard">
      <style:text-properties fo:language="ro" fo:country="RO" officeooo:rsid="01100891"/>
    </style:style>
    <style:style style:name="P19" style:family="paragraph" style:parent-style-name="Cover_20_Body">
      <style:text-properties fo:color="#000000" fo:font-size="22pt" fo:language="ro" fo:country="RO" officeooo:rsid="01142b97" officeooo:paragraph-rsid="01142b97" style:font-size-asian="22pt" style:font-size-complex="2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1033d38" style:font-size-asian="11pt" style:font-size-complex="11pt"/>
    </style:style>
    <style:style style:name="T3" style:family="text">
      <style:text-properties fo:font-size="11pt" officeooo:rsid="004dfa89" style:font-size-asian="11pt" style:font-size-complex="11pt"/>
    </style:style>
    <style:style style:name="T4" style:family="text">
      <style:text-properties fo:font-size="11pt" officeooo:rsid="00973494" style:font-size-asian="11pt" style:font-size-complex="11pt"/>
    </style:style>
    <style:style style:name="T5" style:family="text">
      <style:text-properties fo:language="ro" fo:country="RO"/>
    </style:style>
    <style:style style:name="T6" style:family="text">
      <style:text-properties fo:language="ro" fo:country="RO" officeooo:rsid="0012067c"/>
    </style:style>
    <style:style style:name="T7" style:family="text">
      <style:text-properties fo:language="ro" fo:country="RO" officeooo:rsid="0023b43b"/>
    </style:style>
    <style:style style:name="T8" style:family="text">
      <style:text-properties fo:language="ro" fo:country="RO" officeooo:rsid="0013da26"/>
    </style:style>
    <style:style style:name="T9" style:family="text">
      <style:text-properties fo:language="ro" fo:country="RO" officeooo:rsid="01100891"/>
    </style:style>
    <style:style style:name="T10" style:family="text">
      <style:text-properties fo:language="ro" fo:country="RO" officeooo:rsid="0111e2e1"/>
    </style:style>
    <style:style style:name="T11" style:family="text">
      <style:text-properties fo:language="ro" fo:country="RO" officeooo:rsid="011954c8"/>
    </style:style>
    <style:style style:name="T12" style:family="text">
      <style:text-properties fo:language="ro" fo:country="RO" officeooo:rsid="011b9f46"/>
    </style:style>
    <style:style style:name="T13" style:family="text">
      <style:text-properties fo:language="ro" fo:country="RO" officeooo:rsid="01142b97"/>
    </style:style>
    <style:style style:name="T14" style:family="text">
      <style:text-properties officeooo:rsid="0012067c"/>
    </style:style>
    <style:style style:name="T15" style:family="text">
      <style:text-properties officeooo:rsid="0023b43b"/>
    </style:style>
    <style:style style:name="T16" style:family="text">
      <style:text-properties fo:font-size="22pt" officeooo:rsid="011954c8" style:font-size-asian="22pt" style:font-size-complex="22pt"/>
    </style:style>
    <style:style style:name="T17" style:family="text">
      <style:text-properties fo:font-size="22pt" officeooo:rsid="0013da26" style:font-size-asian="22pt" style:font-size-complex="22pt"/>
    </style:style>
    <style:style style:name="T18" style:family="text">
      <style:text-properties fo:font-size="22pt" officeooo:rsid="00156d84" style:font-size-asian="22pt" style:font-size-complex="22pt"/>
    </style:style>
    <style:style style:name="T19" style:family="text">
      <style:text-properties officeooo:rsid="01142b97"/>
    </style:style>
    <style:style style:name="T20" style:family="text">
      <style:text-properties officeooo:rsid="01157f41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1"/>
            <text:p text:style-name="P11"/>
            <text:p text:style-name="P13"><text:span text:style-name="T5">UNIVERSITATEA TEHNICĂ „Gheorghe Asachi” </text:span><text:span text:style-name="T6">din</text:span><text:span text:style-name="T5"> IAȘI</text:span></text:p>
            <text:p text:style-name="P11">FACULTATEA DE <text:span text:style-name="T14">AUTOMATICĂ ȘI CALCULATOARE</text:span></text:p>
            <text:p text:style-name="P11">DOMENIUL: <text:span text:style-name="T19">Calculatoare și tehnologia informației</text:span></text:p>
            <text:p text:style-name="P12">SPECIALIZAREA: <text:span text:style-name="T19">Tehnologia informației</text:span></text:p>
            <text:p text:style-name="P7"/>
            <text:p text:style-name="P7"/>
            <text:p text:style-name="P7"/>
            <text:p text:style-name="P7"/>
            <text:p text:style-name="P9"/>
            <text:p text:style-name="P9"/>
            <text:p text:style-name="P7"/>
            <text:p text:style-name="P7"/>
            <text:p text:style-name="P7"/>
            <text:p text:style-name="P16">LUCRARE DE <text:span text:style-name="T20">DIPLOMĂ</text:span></text:p>
            <text:p text:style-name="P8"/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11"><text:span text:style-name="T16"><text:s/></text:span><text:span text:style-name="T17">Coordonator </text:span><text:span text:style-name="T18">șt</text:span><text:span text:style-name="T17">iin</text:span><text:span text:style-name="T18">ț</text:span><text:span text:style-name="T17">ific</text:span></text:p>
            <text:p text:style-name="P19"><text:s/>Ș.l dr. ing. Cristian Aflori</text:p>
            <text:p text:style-name="P15"><text:span text:style-name="T9"><text:tab/><text:tab/><text:tab/><text:tab/><text:tab/><text:tab/><text:tab/><text:tab/><text:tab/><text:tab/></text:span><text:span text:style-name="T11"> <text:s text:c="4"/></text:span><text:span text:style-name="T9">Absolvent</text:span></text:p>
            <text:p text:style-name="P15"><text:span text:style-name="T9"><text:tab/><text:tab/><text:tab/><text:tab/><text:tab/><text:tab/> <text:s text:c="3"/></text:span><text:span text:style-name="T13">Dumitru-Daniel Davidescu</text:span></text:p>
            <text:p text:style-name="P14"/>
            <text:p text:style-name="P10"><text:span text:style-name="T10">Iași</text:span><text:span text:style-name="T9">, 201</text:span><text:span text:style-name="T13">9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, 'ＭＳ 明朝'" style:font-family-generic="roman" style:font-pitch="fixed"/>
    <style:font-face style:name="Courier New" svg:font-family="'Courier New'" style:font-family-generic="swiss" style:font-pitch="fixed"/>
    <style:font-face style:name="CMU Serif" svg:font-family="'CMU Serif'" style:font-adornments="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oper Md BT" svg:font-family="'Cooper Md BT'" style:font-adornments="Regular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default-outline-level="1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default-outline-level="2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default-outline-level="3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default-outline-level="5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No_20_Spacing" style:display-name="No Spacing" style:family="paragraph">
      <style:paragraph-properties fo:margin-left="0cm" fo:margin-right="0cm" fo:margin-top="0cm" fo:margin-bottom="0cm" loext:contextual-spacing="false" fo:line-height="130%" fo:text-align="start" style:justify-single-word="false" fo:text-indent="0cm" style:auto-text-indent="false" style:text-autospace="ideograph-alpha" style:vertical-align="auto"/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pitch-asian="fixed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 loext:contextual-spacing="false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loext:contextual-spacing="false" fo:text-indent="0cm" style:auto-text-indent="false"/>
    </style:style>
    <style:style style:name="Address" style:family="paragraph" style:parent-style-name="Standard" style:next-style-name="Standard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margin-top="0cm" fo:margin-bottom="0cm" loext:contextual-spacing="false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11cm 0.035cm 0.011cm" fo:padding="0cm" fo:border-left="none" fo:border-right="none" fo:border-top="1.59pt double #000000" fo:border-bottom="non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11cm 0.035cm 0.011cm" fo:padding="0cm" fo:border-left="none" fo:border-right="none" fo:border-top="none" fo:border-bottom="1.59pt double #000000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 text:display="none"/>
    </style:style>
    <style:style style:name="Code" style:family="paragraph" style:parent-style-name="Text_20_body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oper Md BT" fo:font-family="'Cooper Md BT'" style:font-style-name="Regular" style:font-family-generic="roman" style:font-pitch="variable" fo:font-size="11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over_20_Body" style:display-name="Cover Body" style:family="paragraph">
      <style:paragraph-properties fo:margin-left="2.032cm" fo:margin-right="0cm" fo:line-height="125%" fo:text-indent="0cm" style:auto-text-indent="false">
        <style:tab-stops/>
      </style:paragraph-properties>
      <style:text-properties fo:font-size="18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parent-style-name="Text_20_body" style:default-outline-level="" style:list-style-name="" style:master-page-name="">
      <style:paragraph-properties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Declaratie" style:family="paragraph">
      <style:paragraph-properties fo:line-height="125%" fo:text-align="justify" style:justify-single-word="false"/>
      <style:text-properties fo:font-size="13pt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fo:font-size="12pt"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Heading_20_1_20_Char" style:display-name="Heading 1 Char" style:family="text" style:parent-style-name="Default_20_Paragraph_20_Font">
      <style:text-properties style:font-name="Cambria1" fo:font-family="Cambria" style:font-family-generic="roman" style:font-pitch="variable" fo:font-size="18pt" style:font-name-asian="Cambria1" style:font-family-asian="Cambria" style:font-family-generic-asian="roman" style:font-pitch-asian="variable" style:font-size-asian="18pt" style:font-name-complex="Cambria1" style:font-family-complex="Cambria" style:font-family-generic-complex="roman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style:font-size-complex="15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o_20_Spacing_20_Char" style:display-name="No Spacing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pitch-asian="fixed" style:font-size-asian="12pt" style:font-name-complex="Times New Roman" style:font-family-complex="'Times New Roman'" style:font-family-generic-complex="roman" style:font-pitch-complex="variable" style:font-size-complex="12pt"/>
    </style:style>
    <style:style style:name="CITE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Sample" style:family="text"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Typewriter" style:family="text"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Biblio_20_Default" style:display-name="Biblio Default" style:family="text">
      <style:text-properties fo:font-size="11pt"/>
    </style:style>
    <style:style style:name="Biblio_20_Title" style:display-name="Biblio Title" style:family="text" style:parent-style-name="Biblio_20_Default">
      <style:text-properties fo:font-style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5" style:num-prefix="Anexa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space" fo:text-indent="-0.51cm" fo:margin-left="1.27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381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>
          <style:list-level-label-alignment text:label-followed-by="listtab" text:list-tab-stop-position="4.445cm" fo:text-indent="-0.254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>
          <style:list-level-label-alignment text:label-followed-by="listtab" text:list-tab-stop-position="5.08cm" fo:text-indent="-0.381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.715cm" fo:text-indent="-0.381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381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381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7.62cm" fo:text-indent="-0.381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8.255cm" fo:text-indent="-0.381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─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─">
        <style:list-level-properties text:list-level-position-and-space-mode="label-alignment">
          <style:list-level-label-alignment text:label-followed-by="listtab" text:list-tab-stop-position="3.81cm" fo:text-indent="-0.508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─">
        <style:list-level-properties text:list-level-position-and-space-mode="label-alignment">
          <style:list-level-label-alignment text:label-followed-by="listtab" text:list-tab-stop-position="4.445cm" fo:text-indent="-0.508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─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508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508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508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3.048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508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508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508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508cm" fo:margin-left="8.25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right">
      <style:text-properties fo:language="ro" fo:country="RO" officeooo:paragraph-rsid="0056ba94"/>
    </style:style>
    <style:style style:name="MP2" style:family="paragraph" style:parent-style-name="Header_20_left">
      <style:text-properties fo:language="ro" fo:country="RO" officeooo:paragraph-rsid="0056ba94"/>
    </style:style>
    <style:style style:name="MP3" style:family="paragraph" style:parent-style-name="Footer">
      <style:paragraph-properties fo:text-align="end" style:justify-single-word="false"/>
      <style:text-properties fo:language="ro" fo:country="RO"/>
    </style:style>
    <style:style style:name="MP4" style:family="paragraph" style:parent-style-name="Footer">
      <style:paragraph-properties fo:text-align="start" style:justify-single-word="false"/>
      <style:text-properties fo:language="ro" fo:country="RO"/>
    </style:style>
    <style:style style:name="MP5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color="#666666" fo:font-size="11pt" fo:language="ro" fo:country="RO" style:font-size-asian="11pt" style:font-size-complex="11pt"/>
    </style:style>
    <style:style style:name="MP6" style:family="paragraph" style:parent-style-name="Header">
      <style:text-properties fo:color="#666666" fo:language="ro" fo:country="RO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officeooo:rsid="004dfa89" style:font-size-asian="11pt" style:font-size-complex="11pt"/>
    </style:style>
    <style:style style:name="MT4" style:family="text">
      <style:text-properties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42.012cm" fo:page-height="29.693cm" style:num-format="" style:print-orientation="landscape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0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/>
    <style:master-page style:name="Cuprins" style:page-layout-name="Mpm4"/>
    <style:master-page style:name="Text_20_body" style:display-name="Text body" style:page-layout-name="Mpm5">
      <style:header>
        <text:p text:style-name="MP1"><text:span text:style-name="MT1"><text:chapter text:display="number-and-name" text:outline-level="1"/></text:span><text:span text:style-name="MT2"><text:tab/></text:span></text:p>
      </style:header>
      <style:header-left>
        <text:p text:style-name="MP2"><text:span text:style-name="MT2"><text:tab/></text:span><text:span text:style-name="MT2">[P</text:span><text:span text:style-name="MT3">r</text:span><text:span text:style-name="MT2">enumele </text:span><text:span text:style-name="MT4">și </text:span><text:span text:style-name="MT2">Numele autorului]</text:span></text:p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text:s/></text:p>
      </style:footer-left>
    </style:master-page>
    <style:master-page style:name="References" style:page-layout-name="Mpm6"/>
    <style:master-page style:name="First_20_Page" style:display-name="First Page" style:page-layout-name="Mpm7" style:next-style-name="Standard"/>
    <style:master-page style:name="Index" style:page-layout-name="Mpm7"/>
    <style:master-page style:name="Declaratie" style:page-layout-name="Mpm8" style:next-style-name="Cuprins"/>
    <style:master-page style:name="Motto" style:page-layout-name="Mpm9" style:next-style-name="Cuprins">
      <style:header>
        <text:p text:style-name="MP5">Motto</text:p>
        <text:p text:style-name="MP6"/>
      </style:header>
    </style:master-page>
    <style:master-page style:name="Rezumat" style:page-layout-name="Mpm10"/>
    <style:master-page style:name="Right_20_Page" style:display-name="Right Page" style:page-layout-name="Mpm11" style:next-style-name="Left_20_Page"/>
    <style:master-page style:name="Left_20_Page" style:display-name="Left Page" style:page-layout-name="Mpm1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1.3.2$Windows_X86_64 LibreOffice_project/86daf60bf00efa86ad547e59e09d6bb77c699acb</meta:generator>
    <meta:editing-duration>P5DT7H7M39S</meta:editing-duration>
    <meta:editing-cycles>231</meta:editing-cycles>
    <dc:date>2019-07-01T09:31:37.425000000</dc:date>
    <meta:print-date>2014-05-05T17:43:31.734000000</meta:print-date>
    <meta:document-statistic meta:table-count="1" meta:image-count="0" meta:object-count="0" meta:page-count="1" meta:paragraph-count="15" meta:word-count="41" meta:character-count="352" meta:non-whitespace-character-count="295"/>
  </office:meta>
</office:document-meta>
</file>